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 Sans" svg:font-family="'Open Sans', sans-serif"/>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margin-top="0cm" fo:margin-bottom="0cm" fo:line-height="190%" fo:orphans="2" fo:widows="2" fo:text-indent="0cm" style:auto-text-indent="false" fo:padding="0cm" fo:border="none"/>
      <style:text-properties fo:font-variant="normal" fo:text-transform="none" fo:color="#444444" style:font-name="Open Sans" fo:font-size="10.5pt" fo:letter-spacing="normal" fo:font-style="normal" fo:font-weight="normal"/>
    </style:style>
    <style:style style:name="P2" style:family="paragraph" style:parent-style-name="Text_20_body">
      <style:paragraph-properties fo:margin-left="0cm" fo:margin-right="0cm" fo:margin-top="0cm" fo:margin-bottom="0cm" fo:line-height="190%" fo:orphans="2" fo:widows="2" fo:text-indent="0cm" style:auto-text-indent="false" fo:padding="0cm" fo:border="none"/>
      <style:text-properties fo:font-variant="normal" fo:text-transform="none" fo:color="#333333" style:font-name="Open Sans" fo:font-size="10.5pt" fo:letter-spacing="normal" fo:font-style="normal" fo:font-weight="normal"/>
    </style:style>
    <style:style style:name="P3" style:family="paragraph" style:parent-style-name="Text_20_body">
      <style:paragraph-properties fo:margin-left="0cm" fo:margin-right="0cm" fo:margin-top="0cm" fo:margin-bottom="0cm" fo:line-height="190%" fo:orphans="2" fo:widows="2" fo:text-indent="0cm" style:auto-text-indent="false" fo:padding="0cm" fo:border="none"/>
    </style:style>
    <style:style style:name="T1" style:family="text">
      <style:text-properties fo:font-variant="normal" fo:text-transform="none" fo:color="#444444" style:font-name="Open Sans" fo:font-size="10.5pt" fo:letter-spacing="normal" fo:font-style="normal" fo:font-weight="normal"/>
    </style:style>
    <style:style style:name="T2" style:family="text">
      <style:text-properties fo:font-variant="normal" fo:text-transform="none" fo:color="#f15a2b" style:text-line-through-style="none" style:font-name="Open Sans" fo:font-size="10.5pt" fo:letter-spacing="normal" fo:font-style="normal" style:text-underline-style="none" fo:font-weight="normal" style:text-blinking="false" fo:background-color="transparen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Le fonctionnement de la réalité augmenté se fait grace a au moins trois differents éléments:</text:p>
      <text:p text:style-name="P1">-un écran pour afficher, le but du procédé etant quand meme d'afficher des image par dessus la réalité</text:p>
      <text:p text:style-name="P1">-une caméra pour pourvoir filmer l'environement ou l'on veut afficher l'image</text:p>
      <text:p text:style-name="P1">-un système dd'exploitation pour traiter les differentes infos</text:p>
      <text:p text:style-name="P1">en plus de ça on peut egalement y ajouter un système de géolocalisation pour créer une adaptation en fonction de l'environnement de l'utilisateur</text:p>
      <text:p text:style-name="P1"/>
      <text:p text:style-name="P2">Plus precisement, l'affichage se fait sur une surface spécialement conçu a cet effet par exemple sur les verres des google glass mais peut aussi s'afficher simplement sur un ecran de smartphone</text:p>
      <text:p text:style-name="P2">les caméras situées sur les lunettes ou le casque vont d’abord capturer l’environnement où se trouve l’utilisateur. Ensuite, le logiciel contenu dans les lunettes va analyser cet environnement et afficher l’information adéquate sur l’écran des lunettes. Toute l’opération se fait très rapidement, et en temps réel.</text:p>
      <text:p text:style-name="P2">Sur smartphone c'est le meme principe, a part qu'on ne voit pas l'environement amelioré mais l'ecran du smartphone ou la scène améliorée est affiché. Tout est superposé a l'ecran.</text:p>
      <text:p text:style-name="P2">Prenons comme exemple l'affichage tete haute de certaine voiture. C'est un projecteur qui affiche les informations sur un miroir semi transparent permettant au conducteur de voir les informations de conduite en meme temps que la route pour une meilleure concentration durant la conduite</text:p>
      <text:p text:style-name="P2"/>
      <text:p text:style-name="P2"/>
      <text:p text:style-name="P3"><text:span text:style-name="T1"/></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 Sans" svg:font-family="'Open Sans', sans-serif"/>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01-11T17:39:45.45</meta:creation-date>
    <dc:date>2020-01-12T11:38:43.76</dc:date>
    <meta:editing-duration>PT13H12M52S</meta:editing-duration>
    <meta:editing-cycles>2</meta:editing-cycles>
    <meta:generator>OpenOffice/4.1.1$Win32 OpenOffice.org_project/411m6$Build-9775</meta:generator>
    <meta:document-statistic meta:table-count="0" meta:image-count="0" meta:object-count="0" meta:page-count="1" meta:paragraph-count="9" meta:word-count="224" meta:character-count="1450"/>
  </office:meta>
</office:document-meta>
</file>